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number-columns-repeated="1023" table:default-cell-style-name="Gnumeric-default"/>
        <table:table-row table:style-name="ro1">
          <table:table-cell table:style-name="ce1" office:value-type="string" calcext:value-type="string">
            <text:p>Function \ Tag</text:p>
          </table:table-cell>
          <table:table-cell table:style-name="ce1" office:value-type="string" calcext:value-type="string">
            <text:p>productive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obsolete</text:p>
          </table:table-cell>
          <table:table-cell table:style-name="ce1" office:value-type="string" calcext:value-type="string">
            <text:p>framework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frequent</text:p>
          </table:table-cell>
          <table:table-cell table:style-name="ce1" office:value-type="string" calcext:value-type="string">
            <text:p>event-handler</text:p>
          </table:table-cell>
          <table:table-cell table:style-name="ce1" office:value-type="string" calcext:value-type="string">
            <text:p>onButton</text:p>
          </table:table-cell>
          <table:table-cell table:style-name="ce1" office:value-type="string" calcext:value-type="string">
            <text:p>onClick</text:p>
          </table:table-cell>
          <table:table-cell table:style-name="ce1" office:value-type="string" calcext:value-type="string">
            <text:p>onDrag</text:p>
          </table:table-cell>
          <table:table-cell table:style-name="ce1" office:value-type="string" calcext:value-type="string">
            <text:p>callback</text:p>
          </table:table-cell>
          <table:table-cell table:style-name="ce1" office:value-type="string" calcext:value-type="string">
            <text:p>report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coordinate-space-conversion</text:p>
          </table:table-cell>
          <table:table-cell table:style-name="ce1" office:value-type="string" calcext:value-type="string">
            <text:p>UpDnArrow</text:p>
          </table:table-cell>
          <table:table-cell table:style-name="ce1" table:number-columns-repeated="1008"/>
        </table:table-row>
        <table:table-row table:style-name="ro2">
          <table:table-cell table:style-name="ce1" office:value-type="string" calcext:value-type="string">
            <text:p>class NeedleFind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Tes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lass NeedleFinderWidg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an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Relo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ReloadAndT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StartStopGivingNeedleTip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StartStopGivingObturatorNeedleTip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StartStopGivingValidationControlPoint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veObserve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cessEv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cessEventNeedleValid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cessEventAddObturatorNeedleTip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cessEventAddManualTip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nSav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veFileSelected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Load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adFileSelected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Rese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 NeedleFinderLog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sImageDa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ayDispla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keScreensho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awIsoSurfaces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wIsoSurfa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deIsoSurfac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layNeedleTub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formatSagittalView4Need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indLabelNeedle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erPolydataAndMatri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Conto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tori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nomi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bonacc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pSiz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rtTab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rtTableRever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jk2ras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s2ijk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edleDetection</text:p>
          </table:table-cell>
          <table:table-cell/>
          <table:table-cell office:value-type="string" calcext:value-type="string">
            <text:p>cf. array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edleValidatio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bturatorNeed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ctiveFunc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ectiveFunctionLO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dTip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edleDetectionThrea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edleDetectionUPThre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wObturatorNeed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wValidationNeed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NeedleToScene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SegmentedNeed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wInsertionNeed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etNeedleDetectio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etNeedleValidatio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geCurs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geValue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crollPoin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idationNeed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itTableVi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SegmentedNeedleToTab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adiation</text:p>
          </table:table-cell>
          <table:table-cell table:number-columns-repeated="2"/>
          <table:table-cell office:value-type="string" calcext:value-type="string">
            <text:p>commented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edleSegmentation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Buttons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BentNeed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Need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OneNeed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Mod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RadPlanned</text:p>
          </table:table-cell>
          <table:table-cell table:number-columns-repeated="2"/>
          <table:table-cell office:value-type="string" calcext:value-type="string">
            <text:p>cf. DisplayIsoSurfa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RadSegmented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Contou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Contours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Fiducial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ormatNeedl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wIsoSurfaces0</text:p>
          </table:table-cell>
          <table:table-cell/>
          <table:table-cell office:value-type="string" calcext:value-type="string">
            <text:p>cf. DrawIsoSurf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urnTi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Validatio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lectCurrentAxialSlic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ortEvaluation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sdorffDistance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valua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tTip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edleMatch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ManualTip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tanceTwoPoints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lipPolyDa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W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Colors2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Color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HolesCoordina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Label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ParameterNo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meterNo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BoldFont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veParameters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adParameters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Displa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t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Tes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st_NeedleFinder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8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:.$P$109" table:range-usable-as="repeat-column repeat-row filter print-range"/>
      </table:named-expressions>
      <table:database-ranges>
        <table:database-range table:name="__Anonymous_Sheet_DB__0" table:target-range-address="Sheet1.A1:Sheet1.P109" table:display-filter-buttons="true" table:orientation="column">
          <table:filter>
            <table:filter-or>
              <table:filter-condition table:field-number="1" table:value="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7:34:42.322587722</dc:date>
    <meta:editing-cycles>9</meta:editing-cycles>
    <meta:editing-duration>PT3H10M44S</meta:editing-duration>
    <meta:generator>LibreOffice/4.2.7.2$Linux_X86_64 LibreOffice_project/420m0$Build-2</meta:generator>
    <meta:document-statistic meta:table-count="1" meta:cell-count="285" meta:object-count="0"/>
  </office:meta>
</office:document-meta>
</file>